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858cm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645cm" fo:min-width="8.763cm"/>
      <style:paragraph-properties style:writing-mode="lr-tb"/>
    </style:style>
    <style:style style:name="gr6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74cm" fo:min-width="4.48cm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3.68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645cm" fo:min-width="9.305cm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655cm" fo:min-width="7.709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574cm" fo:min-width="5.588cm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4pt" style:font-size-complex="14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8" style:family="paragraph">
      <style:paragraph-properties fo:text-align="center" style:writing-mode="lr-tb"/>
      <style:text-properties fo:font-size="14pt" style:font-size-asian="18pt" style:font-size-complex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766cm" svg:y1="3.256cm" svg:x2="9.779cm" svg:y2="2.54cm" draw:start-shape="id1" draw:start-glue-point="4" draw:end-shape="id2" draw:end-glue-point="2" svg:d="M9766 3256l13-716" svg:viewBox="0 0 14 717">
          <text:p/>
        </draw:connector>
        <draw:custom-shape draw:style-name="gr2" draw:text-style-name="P3" xml:id="id2" draw:id="id2" draw:layer="layout" svg:width="6.858cm" svg:height="1.651cm" svg:x="6.35cm" svg:y="0.889cm">
          <text:p text:style-name="P2"><text:span text:style-name="T1">Top Claim:</text:span><text:span text:style-name="T2"> System is adequately secure against moderate threat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0.381cm" svg:height="0.381cm" svg:x="9.575cm" svg:y="3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9.956cm" svg:y1="3.447cm" svg:x2="13.916cm" svg:y2="2.603cm" draw:start-shape="id1" draw:start-glue-point="10" draw:end-shape="id3" draw:end-glue-point="3" svg:d="M9956 3447l3960-844" svg:viewBox="0 0 3961 845">
          <text:p/>
        </draw:connector>
        <draw:connector draw:style-name="gr4" draw:text-style-name="P1" draw:layer="layout" draw:type="line" svg:x1="5.778cm" svg:y1="4.325cm" svg:x2="9.575cm" svg:y2="3.447cm" draw:start-shape="id4" draw:start-glue-point="0" draw:end-shape="id1" draw:end-glue-point="6" svg:d="M5778 4325l3797-878" svg:viewBox="0 0 3798 879">
          <text:p/>
        </draw:connector>
        <draw:custom-shape draw:style-name="gr5" draw:text-style-name="P5" xml:id="id4" draw:id="id4" draw:layer="layout" svg:width="8.763cm" svg:height="1.895cm" svg:x="1.397cm" svg:y="4.325cm">
          <text:p text:style-name="P2"><text:span text:style-name="T3">Security in Requirements [Requirements]:</text:span><text:span text:style-name="T4"><text:line-break/></text:span><text:span text:style-name="T4">Security requirements identified and met by functionality</text:span></text:p>
          <draw:enhanced-geometry svg:viewBox="0 0 21600 21600" draw:type="rectangle" draw:enhanced-path="M 0 0 L 21600 0 21600 21600 0 21600 0 0 Z N"/>
        </draw:custom-shape>
        <draw:polyline draw:style-name="gr6" draw:text-style-name="P7" xml:id="id3" draw:id="id3" draw:layer="layout" svg:width="2.539cm" svg:height="1.904cm" svg:x="13.916cm" svg:y="1.651cm" svg:viewBox="0 0 2540 1905" draw:points="2540,0 0,0 0,1905 2540,1905">
          <text:p text:style-name="P6"><text:span text:style-name="T5">Process Organization:</text:span><text:span text:style-name="T5"><text:line-break/></text:span><text:span text:style-name="T6">Organized by</text:span><text:span text:style-name="T6"><text:line-break/></text:span><text:span text:style-name="T6">lifecycle processes</text:span></text:p>
        </draw:polyline>
        <draw:custom-shape draw:style-name="gr7" draw:text-style-name="P5" xml:id="id5" draw:id="id5" draw:layer="layout" svg:width="4.48cm" svg:height="1.824cm" svg:x="3.267cm" svg:y="7.701cm">
          <text:p text:style-name="P2"><text:span text:style-name="T3">Technical:</text:span><text:span text:style-name="T4"> Technical lifecycle processes implement security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7" draw:id="id7" draw:layer="layout" svg:width="5.08cm" svg:height="2.794cm" svg:x="8.382cm" svg:y="7.747cm">
          <text:p text:style-name="P2"><text:span text:style-name="T3">Non-Technical Processes [Non-Technical]:</text:span><text:span text:style-name="T3"><text:line-break/></text:span><text:span text:style-name="T4">Non-Technical lifecycle processes implement securit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0.381cm" svg:height="0.381cm" svg:x="9.879cm" svg:y="6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507cm" svg:y1="7.701cm" svg:x2="9.879cm" svg:y2="6.668cm" draw:start-shape="id5" draw:start-glue-point="0" draw:end-shape="id6" draw:end-glue-point="6" svg:d="M5507 7701l4372-1033" svg:viewBox="0 0 4373 1034">
          <text:p/>
        </draw:connector>
        <draw:connector draw:style-name="gr4" draw:text-style-name="P1" draw:layer="layout" draw:type="line" svg:x1="10.922cm" svg:y1="7.747cm" svg:x2="10.07cm" svg:y2="6.858cm" draw:start-shape="id7" draw:start-glue-point="0" draw:end-shape="id6" draw:end-glue-point="8" svg:d="M10922 7747l-852-889" svg:viewBox="0 0 853 890">
          <text:p/>
        </draw:connector>
        <draw:connector draw:style-name="gr4" draw:text-style-name="P1" draw:layer="layout" draw:type="line" svg:x1="16.922cm" svg:y1="7.727cm" svg:x2="10.26cm" svg:y2="6.668cm" draw:start-shape="id8" draw:start-glue-point="0" draw:end-shape="id6" draw:end-glue-point="10" svg:d="M16922 7727l-6662-1059" svg:viewBox="0 0 6663 1060">
          <text:p/>
        </draw:connector>
        <draw:custom-shape draw:style-name="gr9" draw:text-style-name="P8" draw:layer="layout" svg:width="4.191cm" svg:height="2.032cm" svg:x="0.889cm" svg:y="0.762cm">
          <text:p text:style-name="P8"><text:span text:style-name="T7">Top Leve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" draw:text-style-name="P1" xml:id="id11" draw:id="id11" draw:layer="layout" svg:width="9.305cm" svg:height="1.895cm" draw:transform="skewX (0.0010471975511966) rotate (0.00122173047639603) translate (1.109cm 4.3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9" draw:id="id9" draw:layer="layout" svg:width="7.709cm" svg:height="1.905cm" svg:x="10.96cm" svg:y="4.191cm">
          <text:p text:style-name="P2"><text:span text:style-name="T3">Lifecycle:</text:span><text:span text:style-name="T3"><text:line-break/></text:span><text:span text:style-name="T4">Liifecycle processes implement securit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814cm" svg:y1="4.191cm" svg:x2="9.901cm" svg:y2="3.582cm" draw:start-shape="id9" draw:start-glue-point="0" draw:end-shape="id1" draw:end-glue-point="9" svg:d="M14814 4191l-4913-609" svg:viewBox="0 0 4914 610">
          <text:p/>
        </draw:connector>
        <draw:connector draw:style-name="gr1" draw:text-style-name="P1" draw:layer="layout" draw:type="line" svg:x1="10.205cm" svg:y1="6.532cm" svg:x2="14.814cm" svg:y2="6.096cm" draw:start-shape="id6" draw:start-glue-point="11" draw:end-shape="id9" draw:end-glue-point="2" svg:d="M10205 6532l4609-436" svg:viewBox="0 0 4610 437">
          <text:p/>
        </draw:connector>
        <draw:custom-shape draw:style-name="gr12" draw:text-style-name="P1" draw:layer="layout" svg:width="5.588cm" svg:height="2.824cm" draw:transform="skewX (0.00139626340159546) rotate (0.00122173047639603) translate (8.128cm 7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.651cm" svg:y1="8.6cm" svg:x2="3.267cm" svg:y2="8.613cm" draw:start-shape="id10" draw:start-glue-point="10" draw:end-shape="id5" draw:end-glue-point="3" svg:d="M1651 8600l1616 13" svg:viewBox="0 0 1617 14">
          <text:p/>
        </draw:connector>
        <draw:custom-shape draw:style-name="gr3" draw:text-style-name="P4" xml:id="id10" draw:id="id10" draw:layer="layout" svg:width="0.381cm" svg:height="0.381cm" svg:x="1.27cm" svg:y="8.4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5.761cm" svg:y1="6.217cm" svg:x2="1.27cm" svg:y2="8.6cm" draw:start-shape="id11" draw:start-glue-point="2" draw:end-shape="id10" draw:end-glue-point="6" svg:d="M5761 6217l-4491 2383" svg:viewBox="0 0 4492 2384">
          <text:p/>
        </draw:connector>
        <draw:custom-shape draw:style-name="gr13" draw:text-style-name="P5" draw:layer="layout" svg:width="5.08cm" svg:height="2.794cm" svg:x="14.382cm" svg:y="7.757cm">
          <text:p text:style-name="P2"><text:span text:style-name="T3">Security Certifications &amp; Controls [C and C]:</text:span><text:span text:style-name="T8"> </text:span><text:span text:style-name="T4">Certifications &amp; Controls provide confidence in resul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5.588cm" svg:height="2.824cm" draw:transform="skewX (0.00139626340159546) rotate (0.00122173047639603) translate (14.128cm 7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5.08cm" svg:height="2.794cm" svg:x="3.482cm" svg:y="11.157cm">
          <text:p text:style-name="P2"><text:span text:style-name="T3">Security in Design [Design]:</text:span><text:span text:style-name="T8"> Design has security built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12" draw:id="id12" draw:layer="layout" svg:width="5.588cm" svg:height="2.824cm" draw:transform="skewX (0.00139626340159546) rotate (0.00122173047639603) translate (3.228cm 11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.228cm" svg:y1="12.542cm" svg:x2="1.461cm" svg:y2="8.409cm" draw:start-shape="id12" draw:start-glue-point="3" draw:end-shape="id10" draw:end-glue-point="4" svg:d="M3228 12542l-1767-4133" svg:viewBox="0 0 1768 4134">
          <text:p/>
        </draw:connector>
        <draw:custom-shape draw:style-name="gr15" draw:text-style-name="P5" draw:layer="layout" svg:width="5.08cm" svg:height="2.794cm" svg:x="3.482cm" svg:y="14.457cm">
          <text:p text:style-name="P2"><text:span text:style-name="T3">Security in Implementation [Implementation]:</text:span><text:span text:style-name="T8"> Implementation process maintains secur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3" draw:id="id13" draw:layer="layout" svg:width="5.588cm" svg:height="2.824cm" draw:transform="skewX (0.00139626340159546) rotate (0.00122173047639603) translate (3.228cm 14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08cm" svg:height="2.794cm" svg:x="3.482cm" svg:y="17.657cm">
          <text:p text:style-name="P2"><text:span text:style-name="T3">Security in integration &amp; verification [I&amp;V]:</text:span><text:span text:style-name="T8"> Integration &amp; verification confirm secur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4" draw:id="id14" draw:layer="layout" svg:width="5.588cm" svg:height="2.824cm" draw:transform="skewX (0.00139626340159546) rotate (0.00122173047639603) translate (3.228cm 17.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5.08cm" svg:height="2.794cm" svg:x="3.482cm" svg:y="20.757cm">
          <text:p text:style-name="P2"><text:span text:style-name="T3">Security in Deployment [Deployment]:</text:span><text:span text:style-name="T8"> Deployment maintains secur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5" draw:id="id15" draw:layer="layout" svg:width="5.588cm" svg:height="2.824cm" draw:transform="skewX (0.00139626340159546) rotate (0.00122173047639603) translate (3.228cm 20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5.08cm" svg:height="2.794cm" svg:x="3.482cm" svg:y="23.857cm">
          <text:p text:style-name="P2"><text:span text:style-name="T3">Security in Maintenance [Maintenance]:</text:span><text:span text:style-name="T8"> Maintenance process maintains securit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16" draw:id="id16" draw:layer="layout" svg:width="5.588cm" svg:height="2.824cm" draw:transform="skewX (0.00139626340159546) rotate (0.00122173047639603) translate (3.228cm 23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.228cm" svg:y1="15.842cm" svg:x2="1.461cm" svg:y2="8.409cm" draw:start-shape="id13" draw:start-glue-point="3" draw:end-shape="id10" draw:end-glue-point="4" svg:d="M3228 15842l-1767-7433" svg:viewBox="0 0 1768 7434">
          <text:p/>
        </draw:connector>
        <draw:connector draw:style-name="gr4" draw:text-style-name="P1" draw:layer="layout" draw:type="line" svg:x1="3.228cm" svg:y1="19.042cm" svg:x2="1.461cm" svg:y2="8.409cm" draw:start-shape="id14" draw:start-glue-point="3" draw:end-shape="id10" draw:end-glue-point="4" svg:d="M3228 19042l-1767-10633" svg:viewBox="0 0 1768 10634">
          <text:p/>
        </draw:connector>
        <draw:connector draw:style-name="gr4" draw:text-style-name="P1" draw:layer="layout" draw:type="line" svg:x1="3.228cm" svg:y1="22.142cm" svg:x2="1.461cm" svg:y2="8.409cm" draw:start-shape="id15" draw:start-glue-point="3" draw:end-shape="id10" draw:end-glue-point="4" svg:d="M3228 22142l-1767-13733" svg:viewBox="0 0 1768 13734">
          <text:p/>
        </draw:connector>
        <draw:connector draw:style-name="gr4" draw:text-style-name="P1" draw:layer="layout" draw:type="line" svg:x1="3.228cm" svg:y1="25.242cm" svg:x2="1.461cm" svg:y2="8.409cm" draw:start-shape="id16" draw:start-glue-point="3" draw:end-shape="id10" draw:end-glue-point="4" svg:d="M3228 25242l-1767-16833" svg:viewBox="0 0 1768 168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5T21:06:04.057204505</dc:date>
    <meta:editing-duration>P2DT6H33M49S</meta:editing-duration>
    <meta:editing-cycles>65</meta:editing-cycles>
    <meta:generator>LibreOffice/6.4.6.2$MacOSX_X86_64 LibreOffice_project/0ce51a4fd21bff07a5c061082cc82c5ed232f115</meta:generator>
    <meta:document-statistic meta:object-count="39"/>
  </office:meta>
</office:document-meta>
</file>